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f384" officeooo:paragraph-rsid="001bf384"/>
    </style:style>
    <style:style style:name="P2" style:family="paragraph" style:parent-style-name="Standard">
      <style:text-properties officeooo:rsid="001c28b5" officeooo:paragraph-rsid="001c28b5"/>
    </style:style>
    <style:style style:name="P3" style:family="paragraph" style:parent-style-name="Standard">
      <style:text-properties officeooo:paragraph-rsid="001c28b5"/>
    </style:style>
    <style:style style:name="P4" style:family="paragraph" style:parent-style-name="Standard">
      <style:text-properties officeooo:rsid="001cf06a" officeooo:paragraph-rsid="001cf06a"/>
    </style:style>
    <style:style style:name="P5" style:family="paragraph" style:parent-style-name="Standard">
      <style:text-properties officeooo:rsid="001ea37c" officeooo:paragraph-rsid="001ea37c"/>
    </style:style>
    <style:style style:name="T1" style:family="text">
      <style:text-properties officeooo:rsid="001c28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ave the company out (private matters)</text:p>
      <text:p text:style-name="P1"/>
      <text:p text:style-name="P1">How long are you an empleyee for your company?</text:p>
      <text:p text:style-name="P1"/>
      <text:p text:style-name="P1">//</text:p>
      <text:p text:style-name="P1"><text:s/>2002.</text:p>
      <text:p text:style-name="P1">The company is called <text:s text:c="2"/>now former <text:s/>. But it changed its name two years ago.</text:p>
      <text:p text:style-name="P1">Im hired out from <text:s/>to , because they needed me there.</text:p>
      <text:p text:style-name="P1">//</text:p>
      <text:p text:style-name="P1"><text:s/>Why are you needed there?</text:p>
      <text:p text:style-name="P1"/>
      <text:p text:style-name="P1">//</text:p>
      <text:p text:style-name="P1">cuz I work for a small department, and they needed support on the other side. </text:p>
      <text:p text:style-name="P1">//</text:p>
      <text:p text:style-name="P1"/>
      <text:p text:style-name="P1">//</text:p>
      <text:p text:style-name="P1">BHO bedrijfsinformatica- hanze groningen.</text:p>
      <text:p text:style-name="P1">//</text:p>
      <text:p text:style-name="P1"/>
      <text:p text:style-name="P1">//</text:p>
      <text:p text:style-name="P1">yes, I started with a game called cave. It was a text based game on a unisys mainframe.</text:p>
      <text:p text:style-name="P1">The game consisten of tunnels, gather stuff to use to get along with your journy.</text:p>
      <text:p text:style-name="P1">The goal was to get out of the cave.</text:p>
      <text:p text:style-name="P1"/>
      <text:p text:style-name="P1">It was just for fun.</text:p>
      <text:p text:style-name="P1">Early 80's</text:p>
      <text:p text:style-name="P1">//</text:p>
      <text:p text:style-name="P1"/>
      <text:p text:style-name="P1">//</text:p>
      <text:p text:style-name="P1">pac man. Leisure shuit lary.</text:p>
      <text:p text:style-name="P1">//</text:p>
      <text:p text:style-name="P1">//</text:p>
      <text:p text:style-name="P1">poker// family weekends.</text:p>
      <text:p text:style-name="P1">//</text:p>
      <text:p text:style-name="P1"/>
      <text:p text:style-name="P1">Relationshops.</text:p>
      <text:p text:style-name="P1">//</text:p>
      <text:p text:style-name="P1">good, but I dont see himn verry often. Maybee 5 times each year. That is because I am on a custom location.</text:p>
      <text:p text:style-name="P1">He gives me a lot of freedom.</text:p>
      <text:p text:style-name="P2">Communication grade: 7</text:p>
      <text:p text:style-name="P2">more difficult towards colleges because I have a very inrteligent manager.</text:p>
      <text:p text:style-name="P2">Manager grade :8</text:p>
      <text:p text:style-name="P1">//</text:p>
      <text:p text:style-name="P1"/>
      <text:p text:style-name="P1">//</text:p>
      <text:p text:style-name="P2">I share with two people at the custommers office.</text:p>
      <text:p text:style-name="P2">And I have a flexible place at atos.</text:p>
      <text:p text:style-name="P2">I only come to the flex to ask for help and conforations with my team manager.</text:p>
      <text:p text:style-name="P1"><text:soft-page-break/>//</text:p>
      <text:p text:style-name="P1"/>
      <text:p text:style-name="P1">//</text:p>
      <text:p text:style-name="P2">yes we can. Normaly my manager, but there is someone who needed a little bit more help and the manager aranged a psychologist.</text:p>
      <text:p text:style-name="P1">//</text:p>
      <text:p text:style-name="P1"/>
      <text:p text:style-name="P1">//</text:p>
      <text:p text:style-name="P1"><text:s/><text:span text:style-name="T1">jokes have been made but not in the negative sense. Six years ago a colege had a bit of exsperience on the workfloor with builling. But we as a team did something about this.</text:span></text:p>
      <text:p text:style-name="P1">//</text:p>
      <text:p text:style-name="P1"/>
      <text:p text:style-name="P2">Stress</text:p>
      <text:p text:style-name="P2">//</text:p>
      <text:p text:style-name="P2">sometimes, and I had a few years ago aburn out. </text:p>
      <text:p text:style-name="P2">Trigger of burnout: one of my coleges who did a lot of work got a burnout. The manager ask me to take a part of his job. And half a year later I was the one who was going down.</text:p>
      <text:p text:style-name="P2">It had to do with to much work with to little people.</text:p>
      <text:p text:style-name="P3"/>
      <text:p text:style-name="P3"><text:span text:style-name="T1">Everyday you did a little bit but more work came in, than you actualy did.</text:span></text:p>
      <text:p text:style-name="P3"/>
      <text:p text:style-name="P3"><text:span text:style-name="T1">I got An argument with a colege about this. And a third person was going down, so I think the manager was ordered to do something about it. </text:span></text:p>
      <text:p text:style-name="P3"/>
      <text:p text:style-name="P2">But its also a component inside me im also a perfectionist.</text:p>
      <text:p text:style-name="P2">//</text:p>
      <text:p text:style-name="P2"/>
      <text:p text:style-name="P2">//</text:p>
      <text:p text:style-name="P4">the only thing in the building are showers. So you could do some sports. At atos we have a part with resting seats.</text:p>
      <text:p text:style-name="P4">Its no problem to have a break.</text:p>
      <text:p text:style-name="P4">I can do with my hours what I want to do as long as I deliver my work. Thats not for everybody. <text:s/>The nature of my job allowes me to do this. The best idea's come in the break.</text:p>
      <text:p text:style-name="P4">Don't think about the problem than it will solve it self.</text:p>
      <text:p text:style-name="P2">//</text:p>
      <text:p text:style-name="P2"/>
      <text:p text:style-name="P2">//</text:p>
      <text:p text:style-name="P4">no</text:p>
      <text:p text:style-name="P2">//</text:p>
      <text:p text:style-name="P2"/>
      <text:p text:style-name="P4">Exdhaustion:</text:p>
      <text:p text:style-name="P2">//</text:p>
      <text:p text:style-name="P4">40 hours</text:p>
      <text:p text:style-name="P2">//</text:p>
      <text:p text:style-name="P2"/>
      <text:p text:style-name="P2">//</text:p>
      <text:p text:style-name="P4">last year not much. I have to study a lot at home to solve problems at work. And im not paid for those hours. Studying is a part of my work, it's the nature of the job.</text:p>
      <text:p text:style-name="P2">//</text:p>
      <text:p text:style-name="P2"><text:soft-page-break/></text:p>
      <text:p text:style-name="P2"/>
      <text:p text:style-name="P2">//</text:p>
      <text:p text:style-name="P4">the coleges with the administation are not eager to study a whole lot themselves. Who they rather ask first and then look for it themselves.</text:p>
      <text:p text:style-name="P2">//</text:p>
      <text:p text:style-name="P2"/>
      <text:p text:style-name="P4">reflection</text:p>
      <text:p text:style-name="P4">//</text:p>
      <text:p text:style-name="P4">my mental health would be better if I didn't have to work. In my case is more about my age and diabetic problems. I don't have to work at night anymore, because of the diabetics.</text:p>
      <text:p text:style-name="P4"/>
      <text:p text:style-name="P4">A long time ago I worked in shifts at night. After that I had some problems with sleeping. It influenced my mood in a bad way.</text:p>
      <text:p text:style-name="P4">//</text:p>
      <text:p text:style-name="P2"/>
      <text:p text:style-name="P2">//</text:p>
      <text:p text:style-name="P4">there is one that doesn't want to improve and the rest is at their best. A big part of the frustation is that employes don;'t have enough skill.</text:p>
      <text:p text:style-name="P1">//</text:p>
      <text:p text:style-name="P1"/>
      <text:p text:style-name="P1">//</text:p>
      <text:p text:style-name="P5">what we did in the past, we wen't in a group to sove puzzles. Hikes with coleges.. not orginisted by the company it self.</text:p>
      <text:p text:style-name="P5"/>
      <text:p text:style-name="P5">Around two times each year we have diner.</text:p>
      <text:p text:style-name="P1">//</text:p>
      <text:p text:style-name="P1"/>
      <text:p text:style-name="P1">//</text:p>
      <text:p text:style-name="P5">a leaderbord might have a negative effect. Some people will not participate and you will have a big list of losers. And a list of winners and it will split up.</text:p>
      <text:p text:style-name="P1">//</text:p>
      <text:p text:style-name="P1"/>
      <text:p text:style-name="P5">tips</text:p>
      <text:p text:style-name="P5">//</text:p>
      <text:p text:style-name="P5">intranet where you don't have to partistpate but just offer information.</text:p>
      <text:p text:style-name="P5">You could easyaly implement a game becouse it isn't forced.</text:p>
      <text:p text:style-name="P5">If something has a positive effect in the first week, the next week it will have a different effect because its not new anymore. So you have to change the game every time and offer the game in a different way. And it also can't be obvious that it is supposted to improve mental health.</text:p>
      <text:p text:style-name="P5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31:39.372000000</meta:creation-date>
    <dc:date>2016-02-21T22:37:06.216000000</dc:date>
    <meta:editing-duration>PT4M35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3" meta:paragraph-count="95" meta:word-count="795" meta:character-count="3924" meta:non-whitespace-character-count="3213"/>
  </office:meta>
</office:document-meta>
</file>